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8000" style:font-size-asian="10.5pt"/>
    </style:style>
    <style:style style:name="P3" style:family="paragraph" style:parent-style-name="Standard" style:list-style-name="L2"/>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37836559" text:style-name="L1">
        <text:list-item>
          <text:list>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2">Activity theory bypasses this by taking activity as the unit of analysis.</text:p>
                        </text:list-item>
                      </text:list>
                    </text:list-item>
                  </text:list>
                </text:list-item>
              </text:list>
            </text:list-item>
          </text:list>
        </text:list-item>
      </text:list>
      <text:p text:style-name="Standard"/>
      <text:list xml:id="list1362332700" text:continue-numbering="true" text:style-name="L1">
        <text:list-item>
          <text:list>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text:soft-page-break/>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B<text:span text:style-name="T1">æ</text:span>rentsen &amp; Trettvik, 2002)</text:p>
                        </text:list-item>
                        <text:list-item>
                          <text:p text:style-name="P1">Phenomenology (Gay &amp; Hembrooke, 2004)</text:p>
                        </text:list-item>
                        <text:list-item>
                          <text:p text:style-name="P1">Distributed computing and actor-network theory (Kaptelinin &amp; Nardi, 2006)</text:p>
                          <text:list>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
                            <text:list-item>
                              <text:p text:style-name="P1">Is not limited to physical, chemical or biological properties—object may be culturally or socially determined (Kaptelinin, Nardi, &amp; Macaulay, 1999)</text:p>
                            </text:list-item>
                          </text:list>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Object is a motive → generates → Activity (Engeström, 1999; Wilson, 2006)</text:p>
                          <text:list>
                            <text:list-item>
                              <text:p text:style-name="P1">Fulfill a need or desire, conscious or unconscious (Engeström, 1999)</text:p>
                              <text:list>
                                <text:list-item>
                                  <text:p text:style-name="P1">No higher-level objective (Engeström, 1999)</text:p>
                                </text:list-item>
                              </text:list>
                            </text:list-item>
                            <text:list-item>
                              <text:p text:style-name="P1">Why (Bødker, 1996)</text:p>
                            </text:list-item>
                            <text:list-item>
                              <text:p text:style-name="P1">Socialized (Stetsenko, 2005)</text:p>
                            </text:list-item>
                            <text:list-item>
                              <text:p text:style-name="P1"><text:soft-page-break/>Determines goals, composed of actions (Wilson, 2006)</text:p>
                            </text:list-item>
                          </text:list>
                        </text:list-item>
                        <text:list-item>
                          <text:p text:style-name="P1">Object is a goal → results in → Action (Engeström, 1999; Wilson, 2006)</text:p>
                          <text:list>
                            <text:list-item>
                              <text:p text:style-name="P1">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Object is 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
                    </text:list-item>
                    <text:list-item>
                      <text:p text:style-name="P1">Development</text:p>
                      <text:list>
                        <text:list-item>
                          <text:p text:style-name="P1">Transformations between levels (Engeström, 1999)</text:p>
                        </text:list-item>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Historicity</text:p>
                      <text:list>
                        <text:list-item>
                          <text:p text:style-name="P1">Related to internalization/externalization</text:p>
                        </text:list-item>
                        <text:list-item>
                          <text:p text:style-name="P1">Identify past cycles of an activity system (Engeström, 1999)</text:p>
                          <text:list>
                            <text:list-item>
                              <text:p text:style-name="P1">Has been recognized as critical but not thoroughly analyzed (Nardi, 2007)</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text:soft-page-break/>Connect individual actions to collective activity (Engeström, 1999)</text:p>
                          <text:list>
                            <text:list-item>
                              <text:p text:style-name="P1">Object is shared but not identical; drives and coordinates actions of people in an activity system: “Because an object of activity is complex and contradictory by its 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item>
                  <text:p text:style-name="P1">Application in interaction design</text:p>
                  <text:list>
                    <text:list-item>
                      <text:p text:style-name="P1">Activity theory supports instrument-level analysis without sacrificing context (Bødker, 1996)</text:p>
                    </text:list-item>
                    <text:list-item>
                      <text:p text:style-name="P1"><text:soft-page-break/>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Provides a deep understanding of information needs and uses when evaluating information system studies and implementations (Wilson, 2006)</text:p>
                        </text:list-item>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text:soft-page-break/>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list-item>
      </text:list>
      <text:p text:style-name="Standard"/>
      <text:p text:style-name="Standard">Research project</text:p>
      <text:list xml:id="list1765942539" text:style-name="L2">
        <text:list-item>
          <text:p text:style-name="P3">Contextual inquiry (Holtzblatt &amp; Beyer, 2000)</text:p>
          <text:list>
            <text:list-item>
              <text:p text:style-name="P3">Externalize unarticulated knowledge, “hidden work structure” (e. g., operations or objects)</text:p>
            </text:list-item>
            <text:list-item>
              <text:p text:style-name="P3">Principles: refine the basic apprenticeship model for research purposes</text:p>
              <text:list>
                <text:list-item>
                  <text:p text:style-name="P3">Context</text:p>
                  <text:list>
                    <text:list-item>
                      <text:p text:style-name="P3">Ongoing experience and concrete data over summary experience and abstract data</text:p>
                    </text:list-item>
                    <text:list-item>
                      <text:p text:style-name="P3">Go to the participant</text:p>
                    </text:list-item>
                    <text:list-item>
                      <text:p text:style-name="P3">“People know how to do many things they can't describe” (Goguen &amp; Linde, 1993, <text:soft-page-break/>155)</text:p>
                    </text:list-item>
                  </text:list>
                </text:list-item>
                <text:list-item>
                  <text:p text:style-name="P3">Partnership</text:p>
                  <text:list>
                    <text:list-item>
                      <text:p text:style-name="P3">Get participant and interviewer watching and discussing work practice</text:p>
                    </text:list-item>
                    <text:list-item>
                      <text:p text:style-name="P3">Introduce design ideas immediately</text:p>
                    </text:list-item>
                  </text:list>
                </text:list-item>
                <text:list-item>
                  <text:p text:style-name="P3">Interpretation (with the participant)</text:p>
                  <text:list>
                    <text:list-item>
                      <text:p text:style-name="P3">Facts alone do not allow for design decisions</text:p>
                      <text:list>
                        <text:list-item>
                          <text:p text:style-name="P3">Fact → hypothesis → implication → design idea</text:p>
                        </text:list-item>
                      </text:list>
                    </text:list-item>
                    <text:list-item>
                      <text:p text:style-name="P3">Check interpretations with the participant</text:p>
                    </text:list-item>
                    <text:list-item>
                      <text:p text:style-name="P3">State interpretations instead of asking open-ended questions</text:p>
                    </text:list-item>
                    <text:list-item>
                      <text:p text:style-name="P3">Breakdowns/contradictions</text:p>
                      <text:list>
                        <text:list-item>
                          <text:p text:style-name="P3">Between activity systems (quaternary)</text:p>
                        </text:list-item>
                        <text:list-item>
                          <text:p text:style-name="P3">Between nodes of the activity system (secondary)</text:p>
                        </text:list-item>
                        <text:list-item>
                          <text:p text:style-name="P3">Within nodes of the activity system (primary)</text:p>
                        </text:list-item>
                      </text:list>
                    </text:list-item>
                  </text:list>
                </text:list-item>
                <text:list-item>
                  <text:p text:style-name="P3">Focus</text:p>
                  <text:list>
                    <text:list-item>
                      <text:p text:style-name="P3">Defines the interviewer's point-of-view</text:p>
                    </text:list-item>
                    <text:list-item>
                      <text:p text:style-name="P3">Set deliberately to guide the interview</text:p>
                    </text:list-item>
                    <text:list-item>
                      <text:p text:style-name="P3">Assume every action and operation has a goal</text:p>
                    </text:list-item>
                    <text:list-item>
                      <text:p text:style-name="P3">Assume everything is new to you</text:p>
                    </text:list-item>
                    <text:list-item>
                      <text:p text:style-name="P3">Admit your ignorance</text:p>
                    </text:list-item>
                  </text:list>
                </text:list-item>
              </text:list>
            </text:list-item>
            <text:list-item>
              <text:p text:style-name="P3">Contextual interview</text:p>
              <text:list>
                <text:list-item>
                  <text:p text:style-name="P3">Field interviewing method</text:p>
                </text:list-item>
                <text:list-item>
                  <text:p text:style-name="P3">10-20 individuals with varying roles in depth</text:p>
                  <text:list>
                    <text:list-item>
                      <text:p text:style-name="P3">Convenience sample</text:p>
                    </text:list-item>
                  </text:list>
                </text:list-item>
                <text:list-item>
                  <text:p text:style-name="P3">~1 hour</text:p>
                </text:list-item>
                <text:list-item>
                  <text:p text:style-name="P3">Use artifacts to discuss work over time (retrospective account)</text:p>
                  <text:list>
                    <text:list-item>
                      <text:p text:style-name="P3">Listen for steps that were left out</text:p>
                    </text:list-item>
                  </text:list>
                </text:list-item>
                <text:list-item>
                  <text:p text:style-name="P3">Craftsman/apprentice model: participant does work and talks about it while working</text:p>
                  <text:list>
                    <text:list-item>
                      <text:p text:style-name="P3">Artifacts at hand</text:p>
                      <text:list>
                        <text:list-item>
                          <text:p text:style-name="P3">Trigger conversations about specific past events</text:p>
                          <text:list>
                            <text:list-item>
                              <text:p text:style-name="P3">May ask participant to do it again, when appropriate</text:p>
                            </text:list-item>
                          </text:list>
                        </text:list-item>
                      </text:list>
                    </text:list-item>
                    <text:list-item>
                      <text:p text:style-name="P3">Forces discussion away from generalities</text:p>
                    </text:list-item>
                    <text:list-item>
                      <text:p text:style-name="P3">Externalizes actions, makes operations conscious</text:p>
                    </text:list-item>
                  </text:list>
                </text:list-item>
              </text:list>
            </text:list-item>
          </text:list>
        </text:list-item>
        <text:list-item>
          <text:p text:style-name="P3">Activity Checklist</text:p>
          <text:list>
            <text:list-item>
              <text:p text:style-name="P3">Practical tool for dealing with context: focus on certain dimensions of activity (Kaptelinin, Nardi, &amp; Macaulay, 1999)</text:p>
              <text:list>
                <text:list-item>
                  <text:p text:style-name="P3">Some studies use activity system elements as buckets (Turner, Turner, &amp; Horton, 1999; Quek &amp; Shah, 2004)</text:p>
                </text:list-item>
              </text:list>
            </text:list-item>
            <text:list-item>
              <text:p text:style-name="P3">Evaluation and design versions</text:p>
            </text:list-item>
            <text:list-item>
              <text:p text:style-name="P3">Scan and identify contextual factors that are troublesome or interesting, then explore them more deeply</text:p>
            </text:list-item>
            <text:list-item>
              <text:p text:style-name="P3">Four dimensions</text:p>
              <text:list>
                <text:list-item>
                  <text:p text:style-name="P3">Means/ends: understand actions → goals and then up to activity and down to operations</text:p>
                </text:list-item>
                <text:list-item>
                  <text:p text:style-name="P3">Environment: objects of activity in a social and cultural world</text:p>
                </text:list-item>
                <text:list-item>
                  <text:p text:style-name="P3">Learning/cognition: internalization of new ways of acting and externalization of new ways of problem solving</text:p>
                </text:list-item>
                <text:list-item>
                  <text:p text:style-name="P3"><text:soft-page-break/>Development: development and changes to activity over time</text:p>
                </text:list-item>
              </text:list>
            </text:list-item>
            <text:list-item>
              <text:p text:style-name="P3">Complements other techniques</text:p>
              <text:list>
                <text:list-item>
                  <text:p text:style-name="P3">Contextual inquiry: strong in description of the environment, weaker in learning and development</text:p>
                </text:list-item>
              </text:list>
            </text:list-item>
            <text:list-item>
              <text:p text:style-name="P3">Tools, rules, and division of labor are essential concerns for software engineering (Barthelmess &amp; Anderson, 2000)</text:p>
            </text:list-item>
          </text:list>
        </text:list-item>
        <text:list-item>
          <text:p text:style-name="P3">Analysis of contradictions</text:p>
          <text:list>
            <text:list-item>
              <text:p text:style-name="P3">Complement weakness of contextual inquiry in learning and development</text:p>
            </text:list-item>
            <text:list-item>
              <text:p text:style-name="P3">Communication is a major source of breakdowns in software engineering (Barthelmess &amp; Anderson, 2000)</text:p>
            </text:list-item>
          </text:list>
        </text:list-item>
      </text:list>
      <text:p text:style-name="Standard"/>
      <text:list xml:id="list1646255228" text:continue-numbering="true" text:style-name="L2">
        <text:list-item>
          <text:p text:style-name="P3">Activity system, contradictions/development</text:p>
        </text:list-item>
        <text:list-item>
          <text:p text:style-name="P3">Object is abstract: software is a symbolic representation (Barthelmess &amp; Anderson</text:p>
        </text:list-item>
        <text:list-item>
          <text:p text:style-name="P3">Historicity</text:p>
          <text:list>
            <text:list-item>
              <text:p text:style-name="P3">Programming → software engineering means more complex object; development of new artifacts (languages, methodologies, processes) and new division of labor (Barthelmess &amp; Anderson, 2000)</text:p>
            </text:list-item>
            <text:list-item>
              <text:p text:style-name="P3">ePS emerged from Business Applications and Development</text:p>
            </text:list-item>
          </text:list>
        </text:list-item>
        <text:list-item>
          <text:p text:style-name="P3">Contradictions (Engeström, 1999; Bødker, 1996; Turner, Turner, &amp; Horton, 1999)</text:p>
          <text:list>
            <text:list-item>
              <text:p text:style-name="P3">Development process, build and test</text:p>
              <text:p text:style-name="P3"/>
            </text:list-item>
          </text:list>
        </text:list-item>
        <text:list-item>
          <text:p text:style-name="P3">Communication</text:p>
          <text:list>
            <text:list-item>
              <text:p text:style-name="P3">On open source software projects (Gutwin, Penner, &amp; Schneider, 2004)</text:p>
              <text:list>
                <text:list-item>
                  <text:p text:style-name="P3">Maintain awareness through:</text:p>
                  <text:list>
                    <text:list-item>
                      <text:p text:style-name="P3">explicit communication: email, chat, MUDs, IM, newsgroups</text:p>
                      <text:list>
                        <text:list-item>
                          <text:p text:style-name="P3">important to support formal (mailing list) and informal (chat, IM)</text:p>
                        </text:list-item>
                      </text:list>
                    </text:list-item>
                    <text:list-item>
                      <text:p text:style-name="P3">consequential communication: watching others' explicit communication</text:p>
                      <text:list>
                        <text:list-item>
                          <text:p text:style-name="P3">overhearing is a powerful awareness tool [show activity on other reviews]</text:p>
                        </text:list-item>
                      </text:list>
                    </text:list-item>
                    <text:list-item>
                      <text:p text:style-name="P3">“feedthrough”: observing changes to project artifacts</text:p>
                    </text:list-item>
                  </text:list>
                </text:list-item>
              </text:list>
            </text:list-item>
          </text:list>
        </text:list-item>
      </text:list>
      <text:p text:style-name="Standard"/>
      <text:p text:style-name="Standard">Design patterns in software development tools</text:p>
      <text:list xml:id="list1329358826" text:style-name="L3">
        <text:list-item>
          <text:p text:style-name="P4"><text:s/>Routes and waypoints (Storey, Cheng, Bull, &amp; Rigby, 2006)</text:p>
        </text:list-item>
        <text:list-item>
          <text:p text:style-name="P4">Code display and linking (Bragdon et al., 2010)</text:p>
        </text:list-item>
      </text:list>
      <text:p text:style-name="Standard"/>
      <text:p text:style-name="Standard">Conclusions</text:p>
      <text:list xml:id="list2028929749" text:style-name="L4">
        <text:list-item>
          <text:p text:style-name="P5">Bad</text:p>
          <text:list>
            <text:list-item>
              <text:p text:style-name="P5">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08T22:33:11</dc:date>
    <dc:creator>Randy Souza</dc:creator>
    <meta:editing-duration>PT178H22M43S</meta:editing-duration>
    <meta:editing-cycles>215</meta:editing-cycles>
    <meta:generator>OpenOffice.org/3.2$Linux OpenOffice.org_project/320m12$Build-9483</meta:generator>
    <meta:document-statistic meta:table-count="0" meta:image-count="0" meta:object-count="0" meta:page-count="8" meta:paragraph-count="253" meta:word-count="3146" meta:character-count="20125"/>
  </office:meta>
</office:document-meta>
</file>